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direction="lt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7" style:family="table-cell" style:parent-style-name="Default">
      <style:table-cell-properties style:vertical-align="botto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Niepewności standardowe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_H [Ω]</text:p>
          </table:table-cell>
          <table:table-cell office:value-type="string" calcext:value-type="string">
            <text:p>R_L [Ω]</text:p>
          </table:table-cell>
          <table:table-cell office:value-type="string" calcext:value-type="string">
            <text:p>ΔR_H [Ω]</text:p>
          </table:table-cell>
          <table:table-cell office:value-type="string" calcext:value-type="string">
            <text:p>ΔR_L [Ω]</text:p>
          </table:table-cell>
          <table:table-cell office:value-type="string" calcext:value-type="string">
            <text:p>V_teoretyczne</text:p>
          </table:table-cell>
          <table:table-cell office:value-type="string" calcext:value-type="string">
            <text:p>ΔV_Teoretyczne</text:p>
          </table:table-cell>
          <table:table-cell office:value-type="string" calcext:value-type="string">
            <text:p>V_Agilent [V]</text:p>
          </table:table-cell>
          <table:table-cell office:value-type="string" calcext:value-type="string">
            <text:p>V_cyfrowy [mV]</text:p>
          </table:table-cell>
          <table:table-cell office:value-type="string" calcext:value-type="string">
            <text:p>V_analog [V]</text:p>
          </table:table-cell>
        </table:table-row>
        <table:table-row table:style-name="ro1">
          <table:table-cell office:value-type="string" calcext:value-type="string">
            <text:p>R9-R17, <text:s text:c="2"/>TP7</text:p>
          </table:table-cell>
          <table:table-cell table:formula="of:=7.5*10^6" office:value-type="float" office:value="7500000" calcext:value-type="float">
            <text:p>7500000</text:p>
          </table:table-cell>
          <table:table-cell table:formula="of:=2.7*10^6" office:value-type="float" office:value="2700000" calcext:value-type="float">
            <text:p>2700000</text:p>
          </table:table-cell>
          <table:table-cell table:formula="of:=([.B3]*[.$B$8])/SQRT(3)" office:value-type="float" office:value="216506.35094611" calcext:value-type="float">
            <text:p>216506,35094611</text:p>
          </table:table-cell>
          <table:table-cell table:formula="of:=([.C3]*[.$B$8])/SQRT(3)" office:value-type="float" office:value="77942.2863405995" calcext:value-type="float">
            <text:p>77942,2863405995</text:p>
          </table:table-cell>
          <table:table-cell table:formula="of:= [.$B$7]*[.C3]/([.C3]+[.B3])" office:value-type="float" office:value="1.31942647058824" calcext:value-type="float">
            <text:p>1,31942647058824</text:p>
          </table:table-cell>
          <table:table-cell table:formula="of:=SQRT( ([.C3]/([.B3]+[.C3]) * [.B10] )^2 + ([.B3]*[.$B$7]/(([.B3]+[.C3])^2) * [.E3])^2 + (-[.C3]*[.$B$7]/(([.B3]+[.C3])^2) * [.D3])^2 )" office:value-type="float" office:value="0.0396086084547001" calcext:value-type="float">
            <text:p>0,0396086084547</text:p>
          </table:table-cell>
          <table:table-cell office:value-type="float" office:value="1.0487" calcext:value-type="float">
            <text:p>1,0487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R10-R18, TP8</text:p>
          </table:table-cell>
          <table:table-cell table:formula="of:=680*10^3" office:value-type="float" office:value="680000" calcext:value-type="float">
            <text:p>680000</text:p>
          </table:table-cell>
          <table:table-cell office:value-type="float" office:value="270000" calcext:value-type="float">
            <text:p>270000</text:p>
          </table:table-cell>
          <table:table-cell table:formula="of:=([.B4]*[.$B$8])/SQRT(3)" office:value-type="float" office:value="19629.9091524473" calcext:value-type="float">
            <text:p>19629,9091524473</text:p>
          </table:table-cell>
          <table:table-cell table:formula="of:=([.C4]*[.$B$8])/SQRT(3)" office:value-type="float" office:value="7794.22863405995" calcext:value-type="float">
            <text:p>7794,22863405995</text:p>
          </table:table-cell>
          <table:table-cell table:formula="of:= [.$B$7]*[.C4]/([.C4]+[.B4])" office:value-type="float" office:value="1.41664736842105" calcext:value-type="float">
            <text:p>1,41664736842105</text:p>
          </table:table-cell>
          <table:table-cell table:formula="of:=SQRT( ([.C4]/([.B4]+[.C4]) * [.B11] )^2 + ([.B4]*[.$B$7]/(([.B4]+[.C4])^2) * [.E4])^2 + (-[.C4]*[.$B$7]/(([.B4]+[.C4])^2) * [.D4])^2 )" office:value-type="float" office:value="0.0413972451701744" calcext:value-type="float">
            <text:p>0,041397245170175</text:p>
          </table:table-cell>
          <table:table-cell office:value-type="float" office:value="1.3884" calcext:value-type="float">
            <text:p>1,3884</text:p>
          </table:table-cell>
          <table:table-cell office:value-type="float" office:value="1180" calcext:value-type="float">
            <text:p>118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R11-R19, TP9</text:p>
          </table:table-cell>
          <table:table-cell table:formula="of:=65*10^3" office:value-type="float" office:value="65000" calcext:value-type="float">
            <text:p>65000</text:p>
          </table:table-cell>
          <table:table-cell office:value-type="float" office:value="27000" calcext:value-type="float">
            <text:p>27000</text:p>
          </table:table-cell>
          <table:table-cell table:formula="of:=([.B5]*[.$B$8])/SQRT(3)" office:value-type="float" office:value="1876.38837486628" calcext:value-type="float">
            <text:p>1876,38837486628</text:p>
          </table:table-cell>
          <table:table-cell table:formula="of:=([.C5]*[.$B$8])/SQRT(3)" office:value-type="float" office:value="779.422863405995" calcext:value-type="float">
            <text:p>779,422863405995</text:p>
          </table:table-cell>
          <table:table-cell table:formula="of:= [.$B$7]*[.C5]/([.C5]+[.B5])" office:value-type="float" office:value="1.46284239130435" calcext:value-type="float">
            <text:p>1,46284239130435</text:p>
          </table:table-cell>
          <table:table-cell table:formula="of:=SQRT( ([.C5]/([.B5]+[.C5]) * [.B12] )^2 + ([.B5]*[.$B$7]/(([.B5]+[.C5])^2) * [.E5])^2 + (-[.C5]*[.$B$7]/(([.B5]+[.C5])^2) * [.D5])^2 )" office:value-type="float" office:value="0.0421936835385049" calcext:value-type="float">
            <text:p>0,042193683538505</text:p>
          </table:table-cell>
          <table:table-cell office:value-type="float" office:value="1.2847" calcext:value-type="float">
            <text:p>1,2847</text:p>
          </table:table-cell>
          <table:table-cell office:value-type="float" office:value="1256" calcext:value-type="float">
            <text:p>1256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prawdzić bo 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4.9845" calcext:value-type="float">
            <text:p>4,9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erancja</text:p>
          </table:table-cell>
          <table:table-cell table:style-name="ce1" office:value-type="percentage" office:value="0.05" calcext:value-type="percentage">
            <text:p>5,00%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 Vcc</text:p>
          </table:table-cell>
          <table:table-cell table:formula="of:=[.B7]*0.02%+0.0004" office:value-type="float" office:value="0.0013969" calcext:value-type="float">
            <text:p>0,0013969</text:p>
          </table:table-cell>
          <table:table-cell table:number-columns-repeated="8"/>
        </table:table-row>
      </table:table>
      <table:table table:name="3" table:style-name="ta1">
        <table:table-column table:style-name="co3" table:number-columns-repeated="5" table:default-cell-style-name="Default"/>
        <table:table-row table:style-name="ro1">
          <table:table-cell table:style-name="ce10" table:number-columns-spanned="1" table:number-rows-spanned="2"/>
          <table:table-cell table:style-name="ce10" office:value-type="string" calcext:value-type="string" table:number-columns-spanned="2" table:number-rows-spanned="1">
            <text:p>Pomiar V względem GND</text:p>
          </table:table-cell>
          <table:covered-table-cell/>
          <table:table-cell table:style-name="ce10" office:value-type="string" calcext:value-type="string" table:number-columns-spanned="2" table:number-rows-spanned="1">
            <text:p>pomiar V względem Vcc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formula="of:=217.91*10^(-3)" office:value-type="float" office:value="0.21791" calcext:value-type="float">
            <text:p>0,2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0.21888" calcext:value-type="float">
            <text:p>0,2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3</text:p>
          </table:table-cell>
          <table:table-cell office:value-type="float" office:value="4.9795" calcext:value-type="float">
            <text:p>4,979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794" calcext:value-type="float">
            <text:p>-4,9794</text:p>
          </table:table-cell>
          <table:table-cell office:value-type="float" office:value="-4.8" calcext:value-type="float">
            <text:p>-4,8</text:p>
          </table:table-cell>
        </table:table-row>
      </table:table>
      <table:table table:name="4" table:style-name="ta1">
        <table:table-column table:style-name="co3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Wartość teoretyczna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2 [Ω]</text:p>
          </table:table-cell>
          <table:table-cell office:value-type="string" calcext:value-type="string">
            <text:p>R5 [Ω]</text:p>
          </table:table-cell>
          <table:table-cell office:value-type="string" calcext:value-type="string">
            <text:p>R6 [Ω]</text:p>
          </table:table-cell>
          <table:table-cell office:value-type="string" calcext:value-type="string">
            <text:p>R_L – zmierzone [Ω]</text:p>
          </table:table-cell>
          <table:table-cell office:value-type="string" calcext:value-type="string">
            <text:p>R_L – wyliczone [Ω]</text:p>
          </table:table-cell>
          <table:table-cell/>
          <table:table-cell office:value-type="string" calcext:value-type="string">
            <text:p>Napięcie na potencjometrze [V]</text:p>
          </table:table-cell>
          <table:table-cell office:value-type="float" office:value="1.5309" calcext:value-type="float">
            <text:p>1,5309</text:p>
          </table:table-cell>
        </table:table-row>
        <table:table-row table:style-name="ro1">
          <table:table-cell/>
          <table:table-cell table:number-columns-repeated="3" office:value-type="float" office:value="22" calcext:value-type="float">
            <text:p>22</text:p>
          </table:table-cell>
          <table:table-cell office:value-type="float" office:value="7.29" calcext:value-type="float">
            <text:p>7,29</text:p>
          </table:table-cell>
          <table:table-cell table:formula="of:=1/(1/[.B3]+ 1/[.C3] + 1/[.D3])" office:value-type="float" office:value="7.33333333333333" calcext:value-type="float">
            <text:p>7,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ja</text:p>
          </table:table-cell>
          <table:table-cell table:number-columns-repeated="3" table:style-name="ce1" office:value-type="percentage" office:value="0.05" calcext:value-type="percentage">
            <text:p>5,00%</text:p>
          </table:table-cell>
          <table:table-cell table:number-columns-repeated="5"/>
        </table:table-row>
      </table:table>
      <table:table table:name="5" table:style-name="ta1">
        <table:table-column table:style-name="co10" table:number-columns-repeated="64" table:default-cell-style-name="Default"/>
        <table:table-row table:style-name="ro1"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obliczon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JP2 zwarta</text:p>
          </table:table-cell>
          <table:table-cell table:number-columns-repeated="2" office:value-type="string" calcext:value-type="string">
            <text:p>JP2 rozwarta</text:p>
          </table:table-cell>
          <table:table-cell table:number-columns-repeated="60"/>
        </table:table-row>
      </table:table>
      <table:table table:name="6" table:style-name="ta1">
        <table:table-column table:style-name="co3" table:default-cell-style-name="Default"/>
        <table:table-row table:style-name="ro1">
          <table:table-cell/>
        </table:table-row>
      </table:table>
      <table:table table:name="7" table:style-name="ta1">
        <table:table-column table:style-name="co3" table:default-cell-style-name="Default"/>
        <table:table-column table:style-name="co11" table:number-columns-repeated="10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_RL [V]</text:p>
          </table:table-cell>
          <table:table-cell office:value-type="float" office:value="0.9229" calcext:value-type="float">
            <text:p>0,9229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504" calcext:value-type="float">
            <text:p>1,504</text:p>
          </table:table-cell>
          <table:table-cell office:value-type="float" office:value="1.7188" calcext:value-type="float">
            <text:p>1,7188</text:p>
          </table:table-cell>
          <table:table-cell office:value-type="float" office:value="2.1944" calcext:value-type="float">
            <text:p>2,1944</text:p>
          </table:table-cell>
          <table:table-cell office:value-type="float" office:value="2.8522" calcext:value-type="float">
            <text:p>2,8522</text:p>
          </table:table-cell>
          <table:table-cell office:value-type="float" office:value="3.1329" calcext:value-type="float">
            <text:p>3,1329</text:p>
          </table:table-cell>
          <table:table-cell office:value-type="float" office:value="3.6196" calcext:value-type="float">
            <text:p>3,6196</text:p>
          </table:table-cell>
          <table:table-cell office:value-type="float" office:value="4.3008" calcext:value-type="float">
            <text:p>4,3008</text:p>
          </table:table-cell>
          <table:table-cell office:value-type="float" office:value="4.8343" calcext:value-type="float">
            <text:p>4,8343</text:p>
          </table:table-cell>
        </table:table-row>
        <table:table-row table:style-name="ro1">
          <table:table-cell office:value-type="string" calcext:value-type="string">
            <text:p>I_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Hall [V]</text:p>
          </table:table-cell>
          <table:table-cell office:value-type="float" office:value="2.5305" calcext:value-type="float">
            <text:p>2,5305</text:p>
          </table:table-cell>
          <table:table-cell office:value-type="float" office:value="2.5376" calcext:value-type="float">
            <text:p>2,5376</text:p>
          </table:table-cell>
          <table:table-cell office:value-type="float" office:value="2.5955" calcext:value-type="float">
            <text:p>2,5955</text:p>
          </table:table-cell>
          <table:table-cell office:value-type="float" office:value="2.5507" calcext:value-type="float">
            <text:p>2,5507</text:p>
          </table:table-cell>
          <table:table-cell office:value-type="float" office:value="2.5625" calcext:value-type="float">
            <text:p>2,5625</text:p>
          </table:table-cell>
          <table:table-cell office:value-type="float" office:value="2.5785" calcext:value-type="float">
            <text:p>2,5785</text:p>
          </table:table-cell>
          <table:table-cell office:value-type="float" office:value="2.585" calcext:value-type="float">
            <text:p>2,585</text:p>
          </table:table-cell>
          <table:table-cell office:value-type="float" office:value="2.596" calcext:value-type="float">
            <text:p>2,596</text:p>
          </table:table-cell>
          <table:table-cell office:value-type="float" office:value="2.6118" calcext:value-type="float">
            <text:p>2,6118</text:p>
          </table:table-cell>
          <table:table-cell office:value-type="float" office:value="2.6224" calcext:value-type="float">
            <text:p>2,6224</text:p>
          </table:table-cell>
        </table:table-row>
      </table:table>
      <table:table table:name="8" table:style-name="ta1">
        <table:table-column table:style-name="co12" table:default-cell-style-name="Default"/>
        <table:table-column table:style-name="co13" table:number-columns-repeated="15" table:default-cell-style-name="Default"/>
        <table:table-row table:style-name="ro1">
          <table:table-cell/>
          <table:table-cell table:style-name="ce4"/>
          <table:table-cell table:style-name="ce8" table:number-columns-spanned="2" table:number-rows-spanned="1"/>
          <table:covered-table-cell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V_0 [V]</text:p>
          </table:table-cell>
          <table:table-cell table:style-name="ce4" office:value-type="string" calcext:value-type="string">
            <text:p>V_JP6 [V]</text:p>
          </table:table-cell>
          <table:table-cell table:style-name="ce4" office:value-type="string" calcext:value-type="string">
            <text:p>V_JP7</text:p>
          </table:table-cell>
          <table:table-cell office:value-type="string" calcext:value-type="string">
            <text:p>V1 [mV]</text:p>
          </table:table-cell>
          <table:table-cell office:value-type="string" calcext:value-type="string">
            <text:p>V2 [mV]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nieobciążony</text:p>
          </table:table-cell>
          <table:table-cell table:style-name="ce5" office:value-type="string" calcext:value-type="string">
            <text:p>obciążenie JP6 (R_L2)</text:p>
          </table:table-cell>
          <table:table-cell table:style-name="ce5" office:value-type="string" calcext:value-type="string">
            <text:p>obciążenie JP7 (R16)</text:p>
          </table:table-cell>
          <table:table-cell table:number-columns-repeated="2" office:value-type="string" calcext:value-type="string">
            <text:p>TP5 – TP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U1 – NCP5662</text:p>
          </table:table-cell>
          <table:table-cell table:style-name="ce6" office:value-type="float" office:value="2.9926" calcext:value-type="float" table:number-columns-spanned="1" table:number-rows-spanned="2">
            <text:p>2,9926</text:p>
          </table:table-cell>
          <table:table-cell table:style-name="ce6" office:value-type="float" office:value="2.9917" calcext:value-type="float" table:number-columns-spanned="1" table:number-rows-spanned="2">
            <text:p>2,9917</text:p>
          </table:table-cell>
          <table:table-cell table:style-name="ce6" office:value-type="float" office:value="3.009" calcext:value-type="float" table:number-columns-spanned="1" table:number-rows-spanned="2">
            <text:p>3,009</text:p>
          </table:table-cell>
          <table:table-cell table:style-name="ce6" office:value-type="float" office:value="288.34" calcext:value-type="float" table:number-columns-spanned="1" table:number-rows-spanned="2">
            <text:p>288,34</text:p>
          </table:table-cell>
          <table:table-cell table:style-name="ce6" office:value-type="float" office:value="285.73" calcext:value-type="float" table:number-columns-spanned="1" table:number-rows-spanned="2">
            <text:p>285,7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4 – LDO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3.2959" calcext:value-type="float" table:number-columns-spanned="1" table:number-rows-spanned="2">
            <text:p>3,2959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-11.49" calcext:value-type="float" table:number-columns-spanned="1" table:number-rows-spanned="2">
            <text:p>-11,49</text:p>
          </table:table-cell>
          <table:table-cell table:style-name="ce6" office:value-type="float" office:value="-8.86" calcext:value-type="float" table:number-columns-spanned="1" table:number-rows-spanned="2">
            <text:p>-8,8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6 – band gap</text:p>
          </table:table-cell>
          <table:table-cell table:style-name="ce6" office:value-type="float" office:value="3.2847" calcext:value-type="float" table:number-columns-spanned="1" table:number-rows-spanned="2">
            <text:p>3,2847</text:p>
          </table:table-cell>
          <table:table-cell table:style-name="ce6" office:value-type="float" office:value="0.24751" calcext:value-type="float" table:number-columns-spanned="1" table:number-rows-spanned="2">
            <text:p>0,24751</text:p>
          </table:table-cell>
          <table:table-cell table:style-name="ce6" office:value-type="float" office:value="3.2842" calcext:value-type="float" table:number-columns-spanned="1" table:number-rows-spanned="2">
            <text:p>3,2842</text:p>
          </table:table-cell>
          <table:table-cell table:style-name="ce6" office:value-type="float" office:value="2.03" calcext:value-type="float" table:number-columns-spanned="1" table:number-rows-spanned="2">
            <text:p>2,03</text:p>
          </table:table-cell>
          <table:table-cell table:style-name="ce6" office:value-type="float" office:value="2.56" calcext:value-type="float" table:number-columns-spanned="1" table:number-rows-spanned="2">
            <text:p>2,5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ez obciążenia</text:p>
          </table:table-cell>
          <table:table-cell office:value-type="string" calcext:value-type="string">
            <text:p>z obciążeni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U1 [V]</text:p>
          </table:table-cell>
          <table:table-cell office:value-type="float" office:value="2.995" calcext:value-type="float">
            <text:p>2,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6 [kΩ]</text:p>
          </table:table-cell>
          <table:table-cell office:value-type="float" office:value="0.6114" calcext:value-type="float">
            <text:p>0,6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L2 [Ω]</text:p>
          </table:table-cell>
          <table:table-cell office:value-type="float" office:value="14.29" calcext:value-type="float">
            <text:p>14,2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22:10:18.5125773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9:26:07.564009893</meta:creation-date>
    <meta:generator>LibreOffice/6.4.7.2$Linux_X86_64 LibreOffice_project/40$Build-2</meta:generator>
    <dc:date>2022-05-09T21:49:40.023043988</dc:date>
    <meta:editing-duration>PT32M45S</meta:editing-duration>
    <meta:editing-cycles>6</meta:editing-cycles>
    <meta:document-statistic meta:table-count="7" meta:cell-count="171" meta:object-count="0"/>
  </office:meta>
</office:document-meta>
</file>